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4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1pt" fo:language="zxx" fo:country="none" officeooo:rsid="00663d44" officeooo:paragraph-rsid="006dc3d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883a6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" style:family="text">
      <style:text-properties style:font-name="Courier New"/>
    </style:style>
    <style:style style:name="T6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7" style:family="text">
      <style:text-properties officeooo:rsid="00264063"/>
    </style:style>
    <style:style style:name="T8" style:family="text">
      <style:text-properties officeooo:rsid="008f05e5"/>
    </style:style>
    <style:style style:name="T9" style:family="text">
      <style:text-properties officeooo:rsid="008ea3a0"/>
    </style:style>
    <style:style style:name="T10" style:family="text">
      <style:text-properties officeooo:rsid="0097dab2"/>
    </style:style>
    <style:style style:name="T11" style:family="text">
      <style:text-properties style:font-name="Courier New" officeooo:rsid="0097dab2"/>
    </style:style>
    <style:style style:name="T12" style:family="text">
      <style:text-properties style:font-name="Courier New" officeooo:rsid="00902f67"/>
    </style:style>
    <style:style style:name="T13" style:family="text">
      <style:text-properties officeooo:rsid="006bbaf8"/>
    </style:style>
    <style:style style:name="T14" style:family="text">
      <style:text-properties officeooo:rsid="00753069"/>
    </style:style>
    <style:style style:name="T15" style:family="text">
      <style:text-properties officeooo:rsid="0066bad9"/>
    </style:style>
    <style:style style:name="T16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1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3">a</text:span></text:span><text:span text:style-name="Source_20_Text"><text:span text:style-name="T4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3">a</text:span></text:span><text:span text:style-name="Source_20_Text"><text:span text:style-name="T4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5">assert(condition, [message: string | Error]);</text:span></text:span></text:p>
            <text:p text:style-name="P8"><text:span text:style-name="Source_20_Text"><text:span text:style-name="T5">assert.ok(condition, [message: string | Error]);</text:span></text:span></text:p>
            <text:p text:style-name="P8"><text:span text:style-name="Source_20_Text"><text:span text:style-name="T5"/></text:span></text:p>
            <text:p text:style-name="P9"><text:span text:style-name="Source_20_Text"><text:span text:style-name="T4">assert.notOk(</text:span></text:span><text:span text:style-name="Source_20_Text"><text:span text:style-name="T6">condition</text:span></text:span><text:span text:style-name="Source_20_Text"><text:span text:style-name="T4">, [message: string | Error]); </text:span></text:span></text:p>
            <text:p text:style-name="P8"><text:span text:style-name="Source_20_Text"><text:span text:style-name="T5"/></text:span></text:p>
            <text:p text:style-name="P8"><text:span text:style-name="Source_20_Text"><text:span text:style-name="T5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7">e</text:span>qual(actual, expected, [message: string | Error]);</text:p>
            <text:p text:style-name="P10">assert.notEqual(actual, expected, [message: string | Error]);</text:p>
            <text:p text:style-name="P10"/>
            <text:p text:style-name="P10">assert.strictEqual(actual, expected, [message: string | Error]);</text:p>
            <text:p text:style-name="P10">assert.notStrictEqual(actual, expected, [message: string | Error]);</text:p>
            <text:p text:style-name="P10"/>
            <text:p text:style-name="P10">assert.deepEqual(actual, expected, [message: string | Error]);</text:p>
            <text:p text:style-name="P10"><text:span text:style-name="Source_20_Text"><text:span text:style-name="T5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1"><text:span text:style-name="Source_20_Text"><text:span text:style-name="T5">assert.throws(fn, [ErrorType | string | RegExp], [message: string | Error]): Promise;</text:span></text:span></text:p>
            <text:p text:style-name="P11"><text:span text:style-name="Source_20_Text"><text:span text:style-name="T5"/></text:span></text:p>
            <text:p text:style-name="P11">await assert.rejects(asyncFnOrPromise, [ErrorType | string| RegExp], [message: string | Error]);</text:p>
            <text:p text:style-name="P11"><text:span text:style-name="Source_20_Text"><text:span text:style-name="T5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2">assert.isTrue(value, [message: string | Error]);</text:p>
            <text:p text:style-name="P12"/>
            <text:p text:style-name="P13"><text:span text:style-name="Source_20_Text"><text:span text:style-name="T4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5">assert.doesNotMatch(string, regexp, [message: string | Error]);</text:span></text:span></text:p>
            <text:p text:style-name="P8"><text:span text:style-name="Source_20_Text"><text:span text:style-name="T5"/></text:span></text:p>
            <text:p text:style-name="P8"><text:span text:style-name="Source_20_Text"><text:span text:style-name="T5">assert.stringContains(actual, substring, [message: string | Error]);</text:span></text:span></text:p>
            <text:p text:style-name="P8"><text:span text:style-name="Source_20_Text"><text:span text:style-name="T5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/>
            <text:p text:style-name="P8">assert.gt(value1, value2, [message: string | Error]);</text:p>
            <text:p text:style-name="P8"><text:span text:style-name="Source_20_Text"><text:span text:style-name="T5">assert.gte(value1, value2, [message: string | Error]);</text:span></text:span></text:p>
          </table:table-cell>
        </table:table-row>
        <table:table-row>
          <table:table-cell table:style-name="Table1.A3" office:value-type="string">
            <text:p text:style-name="P14">Objects</text:p>
          </table:table-cell>
          <table:table-cell table:style-name="Table1.B7" office:value-type="string">
            <text:p text:style-name="P15">assert.includes(container, options: {keyOrValue, <text:span text:style-name="T8">[</text:span>value<text:span text:style-name="T8">]</text:span> }, [message: string | Error]);</text:p>
            <text:p text:style-name="P16">assert.<text:span text:style-name="T9">doesNotI</text:span>nclude(container, options: {keyOrValue, <text:span text:style-name="T8">[</text:span>value<text:span text:style-name="T8">]</text:span> }, [message: string | Error]);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17">assert.is(value, expectedType: <text:span text:style-name="T10">string | function | Array&lt;string | function&gt;</text:span>, [message: string |Error]);</text:p>
            <text:p text:style-name="P17"><text:span text:style-name="Source_20_Text"><text:span text:style-name="T5">assert.isNot(value, expectedType: </text:span></text:span><text:span text:style-name="Source_20_Text"><text:span text:style-name="T11">string | function | Array&lt;string | function&gt;</text:span></text:span><text:span text:style-name="Source_20_Text"><text:span text:style-name="T5">, [message: string | Error]);</text:span></text:span></text:p>
            <text:p text:style-name="P18"><text:span text:style-name="Source_20_Text"><text:span text:style-name="T5"/></text:span></text:p>
            <text:p text:style-name="P19">assert.isNullish(value, [message: string | Error]);</text:p>
            <text:p text:style-name="P19"><text:span text:style-name="Source_20_Text"><text:span text:style-name="T5">assert.isNotNullish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Null</text:span></text:span><text:span text:style-name="Source_20_Text"><text:span text:style-name="T12">(value, [message: string | Error]);</text:span></text:span></text:p>
            <text:p text:style-name="P20"><text:span text:style-name="Source_20_Text"><text:span text:style-name="T12">assert.isNotNull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Undefined(value, [message: string | Error]);</text:span></text:span></text:p>
            <text:p text:style-name="P20"><text:span text:style-name="Source_20_Text"><text:span text:style-name="T12">assert.isNotUndefined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String(value, [message: string | Error]);</text:span></text:span></text:p>
            <text:p text:style-name="P20"><text:span text:style-name="Source_20_Text"><text:span text:style-name="T12">assert.isNotString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Number(value, [message: string | Error]);</text:span></text:span></text:p>
            <text:p text:style-name="P20"><text:span text:style-name="Source_20_Text"><text:span text:style-name="T12">assert.isNotNumber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BigInt(value, [message: string | Error]);</text:span></text:span></text:p>
            <text:p text:style-name="P20"><text:span text:style-name="Source_20_Text"><text:span text:style-name="T12">assert.isNotBigInt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Boolean(value, [message: string | Error]);</text:span></text:span></text:p>
            <text:p text:style-name="P20"><text:span text:style-name="Source_20_Text"><text:span text:style-name="T12">assert.isNotBoolean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Symbol(value, [message: string | Error]);</text:span></text:span></text:p>
            <text:p text:style-name="P20"><text:span text:style-name="Source_20_Text"><text:span text:style-name="T12">assert.isNotSymbol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Function(value, [message: string | Error]);</text:span></text:span></text:p>
            <text:p text:style-name="P20"><text:span text:style-name="Source_20_Text"><text:span text:style-name="T12">assert.isNotFunction(value, [message: string | Error]);</text:span></text:span></text:p>
            <text:p text:style-name="P20"><text:span text:style-name="Source_20_Text"><text:span text:style-name="T12"/></text:span></text:p>
            <text:p text:style-name="P20"><text:span text:style-name="Source_20_Text"><text:span text:style-name="T12">assert.isObject(value, [message: string | Error]);</text:span></text:span></text:p>
            <text:p text:style-name="P20"><text:span text:style-name="Source_20_Text"><text:span text:style-name="T12">assert.isNotObject(value, [message: string | Error]);</text:span></text:span></text:p>
          </table:table-cell>
        </table:table-row>
        <table:table-row table:style-name="Table1.12">
          <table:table-cell table:style-name="Table1.A12" office:value-type="string">
            <text:p text:style-name="P21">Testrunner</text:p>
          </table:table-cell>
          <table:table-cell table:style-name="Table1.B12" office:value-type="string">
            <text:p text:style-name="P22">assert.testSync(block): { ok: true; value: <text:span text:style-name="T13">any</text:span> } | { ok: false; error: Error }</text:p>
            <text:p text:style-name="P22"/>
            <text:p text:style-name="P23"><text:span text:style-name="T14">await </text:span>assert.test<text:span text:style-name="T15">As</text:span>ync(block): { ok: true; value: <text:span text:style-name="T13">any</text:span> } | { ok: false; error: Error }</text:p>
            <text:p text:style-name="P24"/>
            <text:p text:style-name="P24">assert.testCheck(result: { ok: true; value: <text:span text:style-name="T13">any</text:span> } | { ok: false; error: Error }): <text:span text:style-name="T16">result.ok is true</text:span></text:p>
          </table:table-cell>
        </table:table-row>
      </table:table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1T21:48:52.006283100</dc:date>
    <meta:editing-duration>PT2H12M12S</meta:editing-duration>
    <meta:editing-cycles>60</meta:editing-cycles>
    <meta:generator>LibreOffice/25.2.5.2$Windows_X86_64 LibreOffice_project/03d19516eb2e1dd5d4ccd751a0d6f35f35e08022</meta:generator>
    <meta:print-date>2025-10-21T21:49:30.010366600</meta:print-date>
    <meta:printed-by>PDF files</meta:printed-by>
    <meta:document-statistic meta:table-count="1" meta:image-count="0" meta:object-count="0" meta:page-count="2" meta:paragraph-count="69" meta:word-count="356" meta:character-count="3314" meta:non-whitespace-character-count="3020"/>
  </office:meta>
</office:document-meta>
</file>